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family-generic="roman" style:font-pitch="variable"/>
    <style:font-face style:name="Alegreya Sans" svg:font-family="'Alegreya Sans'" style:font-family-generic="roman" style:font-pitch="variable"/>
    <style:font-face style:name="Alegreya Sans1" svg:font-family="'Alegreya Sans'" style:font-family-generic="swiss" style:font-pitch="variable"/>
    <style:font-face style:name="Alegreya Sans2" svg:font-family="'Alegreya Sans'" style:font-adornments="Bold" style:font-family-generic="swiss" style:font-pitch="variable"/>
    <style:font-face style:name="Alegreya Sans3" svg:font-family="'Alegreya Sans'" style:font-adornments="Italic" style:font-family-generic="swiss" style:font-pitch="variable"/>
    <style:font-face style:name="Alegreya Sans4" svg:font-family="'Alegreya Sans'" style:font-adornments="Regular" style:font-family-generic="swiss" style:font-pitch="variable"/>
    <style:font-face style:name="Alegreya1" svg:font-family="Alegreya" style:font-adornments="Bold" style:font-pitch="variable"/>
    <style:font-face style:name="Alegreya2" svg:font-family="Alegreya" style:font-adornments="Italic" style:font-pitch="variable"/>
    <style:font-face style:name="Alegreya3" svg:font-family="Alegreya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fo:margin-left="-0.075in" fo:margin-top="0in" fo:margin-bottom="0in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3.2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75pt solid #deb887" style:writing-mode="lr-tb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3" style:family="table-row">
      <style:table-row-properties fo:background-color="#f5f5e4" fo:keep-together="auto">
        <style:background-image/>
      </style:table-row-properties>
    </style:style>
    <style:style style:name="Table1.A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B3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Compact">
      <style:paragraph-properties fo:margin-top="0.0252in" fo:margin-bottom="0.0252in" style:contextual-spacing="false" fo:text-align="center" style:justify-single-word="false" fo:orphans="0" fo:widows="0" fo:hyphenation-ladder-count="no-limit"/>
      <style:text-properties style:use-window-font-color="true" loext:opacity="0%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ompact">
      <style:paragraph-properties fo:margin-top="0.0252in" fo:margin-bottom="0.0252in" style:contextual-spacing="false" fo:text-align="center" style:justify-single-word="false" fo:orphans="0" fo:widows="0" fo:hyphenation-ladder-count="no-limit"/>
      <style:text-properties style:use-window-font-color="true" loext:opacity="0%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ompact">
      <style:paragraph-properties fo:margin-top="0.0252in" fo:margin-bottom="0.0252in" style:contextual-spacing="false" fo:text-align="center" style:justify-single-word="false" fo:orphans="0" fo:widows="0" fo:hyphenation-ladder-count="no-limit"/>
      <style:text-properties style:use-window-font-color="true" loext:opacity="0%" style:text-outline="false" style:text-line-through-style="none" style:text-line-through-type="none" style:font-name="Alegreya Sans1" fo:font-size="12pt" fo:font-style="normal" fo:text-shadow="none" style:text-underline-style="none" fo:font-weight="normal" officeooo:rsid="000d0cd4" officeooo:paragraph-rsid="000d0cd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Definition">
      <style:paragraph-properties fo:margin-top="0in" fo:margin-bottom="0.139in" style:contextual-spacing="false"/>
    </style:style>
    <style:style style:name="P5" style:family="paragraph" style:parent-style-name="Footnote">
      <style:paragraph-properties fo:margin-top="0in" fo:margin-bottom="0.139in" style:contextual-spacing="false"/>
    </style:style>
    <style:style style:name="P6" style:family="paragraph" style:parent-style-name="Title">
      <style:paragraph-properties fo:margin-top="0.3335in" fo:margin-bottom="0.1665in" style:contextual-spacing="false" fo:text-align="center" style:justify-single-word="false" fo:keep-together="always" fo:keep-with-next="always"/>
    </style:style>
    <style:style style:name="T1" style:family="text">
      <style:text-properties fo:color="#943634" loext:opacity="100%" style:font-name="Alegreya" fo:font-size="24pt" style:font-size-asian="24pt" style:font-size-complex="24pt"/>
    </style:style>
    <style:style style:name="T2" style:family="text">
      <style:text-properties fo:color="#943634" loext:opacity="100%" style:font-name="Alegreya"/>
    </style:style>
    <style:style style:name="T3" style:family="text">
      <style:text-properties fo:color="#943634" loext:opacity="100%" style:font-name="Alegreya" fo:font-size="18pt" style:font-size-asian="18pt" style:font-size-complex="18pt"/>
    </style:style>
    <style:style style:name="T4" style:family="text">
      <style:text-properties fo:color="#943634" loext:opacity="100%" style:font-name="Alegrey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943634" loext:opacity="100%" style:font-name="Alegreya" fo:font-weight="bold" style:font-weight-asian="bold" style:font-weight-complex="bold"/>
    </style:style>
    <style:style style:name="T6" style:family="text">
      <style:text-properties fo:color="#943634" loext:opacity="100%" style:font-name="Alegreya" fo:font-size="11pt" style:font-size-asian="11pt" style:font-size-complex="11pt"/>
    </style:style>
    <style:style style:name="T7" style:family="text">
      <style:text-properties fo:color="#943634" loext:opacity="100%" fo:font-size="14pt" style:font-size-asian="14pt" style:font-size-complex="14pt"/>
    </style:style>
    <style:style style:name="T8" style:family="text">
      <style:text-properties fo:color="#943634" loext:opacity="100%" fo:font-size="16pt" style:font-size-asian="16pt" style:font-size-complex="16pt"/>
    </style:style>
    <style:style style:name="T9" style:family="text">
      <style:text-properties style:font-name="Alegreya"/>
    </style:style>
    <style:style style:name="T10" style:family="text">
      <style:text-properties style:font-name="Alegreya" fo:font-size="11pt" style:font-size-asian="11pt" style:font-size-complex="11pt"/>
    </style:style>
    <style:style style:name="T11" style:family="text">
      <style:text-properties style:font-name="Alegrey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000000" loext:opacity="100%" style:font-name="Alegreya San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style>
    <style:style style:name="T15" style:family="text">
      <style:text-properties style:font-name="Alegreya 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">Title</text:span> </text:p>
      <text:p text:style-name="Subtitle"><text:s/><text:span text:style-name="T2">Subtitle</text:span> </text:p>
      <text:p text:style-name="Author"><text:s/><text:span text:style-name="T9">Author </text:span></text:p>
      <text:p text:style-name="Date"><text:s/>Date </text:p>
      <text:p text:style-name="Abstract"><text:s/>Abstract </text:p>
      <text:h text:style-name="Heading_20_1" text:outline-level="1"><text:bookmark-start text:name="heading-1"/><text:span text:style-name="T9"><text:s/></text:span><text:span text:style-name="T1">Heading 1</text:span><text:span text:style-name="T9"> </text:span><text:bookmark-end text:name="heading-1"/></text:h>
      <text:h text:style-name="Heading_20_2" text:outline-level="2"><text:bookmark-start text:name="heading-2"/><text:span text:style-name="T9"><text:s/></text:span><text:span text:style-name="T3">Heading 2</text:span><text:span text:style-name="T9"> </text:span><text:bookmark-end text:name="heading-2"/></text:h>
      <text:h text:style-name="Heading_20_3" text:outline-level="3"><text:bookmark-start text:name="heading-3"/><text:s/><text:span text:style-name="T8">Heading 3</text:span> <text:bookmark-end text:name="heading-3"/></text:h>
      <text:h text:style-name="Heading_20_4" text:outline-level="4"><text:bookmark-start text:name="heading-4"/><text:span text:style-name="T9"><text:s/></text:span><text:span text:style-name="T4">Heading 4</text:span><text:span text:style-name="T2"> </text:span><text:bookmark-end text:name="heading-4"/></text:h>
      <text:h text:style-name="Heading_20_5" text:outline-level="5"><text:bookmark-start text:name="heading-5"/><text:span text:style-name="T2"><text:s/></text:span><text:span text:style-name="T5">Heading 5</text:span><text:span text:style-name="T2"> </text:span><text:bookmark-end text:name="heading-5"/></text:h>
      <text:h text:style-name="Heading_20_6" text:outline-level="6"><text:bookmark-start text:name="heading-6"/><text:span text:style-name="T2"><text:s/>Heading 6 </text:span><text:bookmark-end text:name="heading-6"/></text:h>
      <text:h text:style-name="Heading_20_7" text:outline-level="7"><text:bookmark-start text:name="heading-7"/><text:span text:style-name="T2"><text:s/>Heading 7 </text:span><text:bookmark-end text:name="heading-7"/></text:h>
      <text:h text:style-name="Heading_20_8" text:outline-level="8"><text:bookmark-start text:name="heading-8"/><text:span text:style-name="T2"><text:s/>Heading 8 </text:span><text:bookmark-end text:name="heading-8"/></text:h>
      <text:h text:style-name="Heading_20_9" text:outline-level="9"><text:bookmark-start text:name="heading-9"/><text:span text:style-name="T2"><text:s/>Heading 9</text:span><text:span text:style-name="T9"> </text:span><text:bookmark-end text:name="heading-9"/></text:h>
      <text:p text:style-name="First_20_Paragraph"><text:s/><text:span text:style-name="T12">First Paragraph.</text:span> </text:p>
      <text:p text:style-name="Text_20_body"><text:span text:style-name="T9"><text:s/></text:span><text:span text:style-name="T10">Body Text. Body Text Char. <text:s text:c="3"/></text:span><text:span text:style-name="Verbatim_20_Char"><text:span text:style-name="T10"><text:s/>Verbatim Char </text:span></text:span><text:span text:style-name="T10"><text:s/>. <text:s text:c="3"/></text:span><text:a xlink:type="simple" xlink:href="http://example.com/" text:style-name="Internet_20_link" text:visited-style-name="Visited_20_Internet_20_Link"><text:span text:style-name="Internet_20_link"><text:span text:style-name="T10"><text:s/></text:span></text:span><text:span text:style-name="Internet_20_link"><text:span text:style-name="T6">Hyperlink</text:span></text:span><text:span text:style-name="Internet_20_link"><text:span text:style-name="T10"> </text:span></text:span></text:a><text:span text:style-name="T10"><text:s/>. <text:s text:c="4"/>Footnote. </text:span><text:span text:style-name="T10"><text:note text:id="ftn1" text:note-class="footnote"><text:note-citation>1</text:note-citation><text:note-body><text:p text:style-name="P5"><text:s/><text:span text:style-name="T9">Footnote Text.</text:span></text:p></text:note-body></text:note></text:span></text:p>
      <text:p text:style-name="Block_20_Text"><text:span text:style-name="T12"><text:s/>Block Text.</text:span> </text:p>
      <text:p text:style-name="Table_20_Caption"><text:span text:style-name="T9"><text:s/></text:span><text:span text:style-name="T13">Table caption.</text:span><text:span text:style-name="T9"> </text:span></text:p>
      <table:table table:name="Table1" table:style-name="Table1" table:template-name="SRD5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4"><text:s/>Table</text:span></text:p>
          </table:table-cell>
          <table:table-cell table:style-name="Table1.A1" office:value-type="string">
            <text:p text:style-name="P1"><text:span text:style-name="T14"><text:s/>Table</text:span>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2</text:p>
          </table:table-cell>
        </table:table-row>
        <table:table-row table:style-name="Table1.3">
          <table:table-cell table:style-name="Table1.A3" office:value-type="string">
            <text:p text:style-name="P2"><text:span text:style-name="T14"><text:s/>1</text:span></text:p>
          </table:table-cell>
          <table:table-cell table:style-name="Table1.B3" office:value-type="string">
            <text:p text:style-name="P2"><text:span text:style-name="T14"><text:s/>2</text:span></text:p>
          </table:table-cell>
        </table:table-row>
      </table:table>
      <text:p text:style-name="Image_20_Caption"><text:span text:style-name="T9"><text:s/></text:span><text:span text:style-name="T15">Image Caption</text:span><text:span text:style-name="T9"> </text:span></text:p>
      <text:p text:style-name="Definition_20_Term"><text:soft-page-break/><text:span text:style-name="T9"><text:s/>DefinitionTerm </text:span></text:p>
      <text:p text:style-name="Definition"><text:span text:style-name="T9"><text:s/>Definition </text:span></text:p>
      <text:p text:style-name="Definition_20_Term"><text:span text:style-name="T9"><text:s/>DefinitionTerm </text:span></text:p>
      <text:p text:style-name="P4"><text:span text:style-name="T9"><text:s/>Definition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family-generic="roman" style:font-pitch="variable"/>
    <style:font-face style:name="Alegreya Sans" svg:font-family="'Alegreya Sans'" style:font-family-generic="roman" style:font-pitch="variable"/>
    <style:font-face style:name="Alegreya Sans1" svg:font-family="'Alegreya Sans'" style:font-family-generic="swiss" style:font-pitch="variable"/>
    <style:font-face style:name="Alegreya Sans2" svg:font-family="'Alegreya Sans'" style:font-adornments="Bold" style:font-family-generic="swiss" style:font-pitch="variable"/>
    <style:font-face style:name="Alegreya Sans3" svg:font-family="'Alegreya Sans'" style:font-adornments="Italic" style:font-family-generic="swiss" style:font-pitch="variable"/>
    <style:font-face style:name="Alegreya Sans4" svg:font-family="'Alegreya Sans'" style:font-adornments="Regular" style:font-family-generic="swiss" style:font-pitch="variable"/>
    <style:font-face style:name="Alegreya1" svg:font-family="Alegreya" style:font-adornments="Bold" style:font-pitch="variable"/>
    <style:font-face style:name="Alegreya2" svg:font-family="Alegreya" style:font-adornments="Italic" style:font-pitch="variable"/>
    <style:font-face style:name="Alegreya3" svg:font-family="Alegreya" style:font-adornments="Regular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legreya3" fo:font-family="Alegreya" style:font-style-name="Regular" style:font-pitch="variable" fo:font-size="11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943634" loext:opacity="100%" style:font-name="Alegreya1" fo:font-family="Alegreya" style:font-style-name="Bold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  <style:text-properties style:font-name="Alegreya3" fo:font-family="Alegreya" style:font-style-name="Regular" style:font-pitch="variable" fo:font-size="11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style:font-name="Alegreya Sans3" fo:font-family="'Alegreya Sans'" style:font-style-name="Italic" style:font-family-generic="swiss" style:font-pitch="variable"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24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8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padding-left="0in" fo:padding-right="0in" fo:padding-top="0in" fo:padding-bottom="0.0138in" fo:border-left="none" fo:border-right="none" fo:border-top="none" fo:border-bottom="0.06pt solid #ffcc66" fo:keep-with-next="always"/>
      <style:text-properties fo:color="#943634" loext:opacity="100%" style:font-name="Alegreya" fo:font-family="Alegreya" style:font-family-generic="roman" style:font-pitch="variable" fo:font-size="16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style="normal" fo:font-weight="bold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weight="bold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weight="bold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weight="bold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weight="bold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943634" loext:opacity="100%" style:font-name="Alegreya1" fo:font-family="Alegreya" style:font-style-name="Bold" style:font-pitch="variable" fo:font-size="12pt" fo:font-weight="bold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Alegreya" fo:font-family="Alegreya" style:font-family-generic="roman" style:font-pitch="variable"/>
    </style:style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943634" loext:opacity="100%" style:font-name="Alegreya1" fo:font-family="Alegreya" style:font-style-name="Bold" style:font-pitch="variable" fo:font-size="24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Alegreya3" fo:font-family="Alegreya" style:font-style-name="Regular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Alegreya" fo:font-family="Alegrey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style:font-name="Alegreya" fo:font-family="Alegreya" style:font-family-generic="roman" style:font-pitch="variable"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  <style:text-properties style:font-name="Alegreya" fo:font-family="Alegreya" style:font-family-generic="roman" style:font-pitch="variabl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style:font-name="Alegreya1" fo:font-family="Alegreya" style:font-style-name="Bold" style:font-pitch="variable" fo:font-size="11pt" fo:font-weight="bold" style:font-weight-asian="bold"/>
    </style:style>
    <style:style style:name="Definition" style:family="paragraph" style:parent-style-name="Standard">
      <style:text-properties style:font-name="Alegreya3" fo:font-family="Alegreya" style:font-style-name="Regular" style:font-pitch="variable" fo:font-size="11pt"/>
    </style:style>
    <style:style style:name="Table_20_Caption" style:display-name="Table Caption" style:family="paragraph" style:parent-style-name="Caption">
      <style:paragraph-properties fo:keep-with-next="always">
        <style:tab-stops/>
      </style:paragraph-properties>
      <style:text-properties style:font-name="Alegreya Sans2" fo:font-family="'Alegreya Sans'" style:font-style-name="Bold" style:font-family-generic="swiss" style:font-pitch="variable" fo:font-size="12pt" fo:font-style="normal" fo:font-weight="bold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943634" loext:opacity="100%" style:font-name="Alegreya1" fo:font-family="Alegreya" style:font-style-name="Bold" style:font-pitch="variable" fo:font-weight="bold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legreya3" fo:font-family="Alegreya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943634" loext:opacity="100%"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Alegreya Sans4" fo:font-family="'Alegreya Sans'" style:font-style-name="Regular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name="Alegreya3" fo:font-family="Alegreya" style:font-style-name="Regular" style:font-pitch="variable" fo:font-size="11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style:font-name="Alegreya3" fo:font-family="Alegreya" style:font-style-name="Regular" style:font-pitch="variable" fo:font-size="11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text-properties style:font-name="Alegreya Sans3" fo:font-family="'Alegreya Sans'" style:font-style-name="Italic" style:font-family-generic="swiss" style:font-pitch="variable" fo:font-size="11pt"/>
    </style:style>
    <style:style style:name="Default_20_Paragraph_20_Font" style:display-name="Default Paragraph Font" style:family="text">
      <style:text-properties style:font-name="Alegreya3" fo:font-family="Alegreya" style:font-style-name="Regular" style:font-pitch="variable" fo:font-size="11pt"/>
    </style:style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943634" loext:opacity="100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943634" loext:opacity="100%" style:font-name="Alegreya3" fo:font-family="Alegreya" style:font-style-name="Regular" style:font-pitch="variable" fo:font-size="11pt" style:text-underline-style="solid" style:text-underline-width="auto" style:text-underline-color="font-color"/>
    </style:style>
    <style:style style:name="Citation" style:family="text">
      <style:text-properties style:font-name="Alegreya Sans4" fo:font-family="'Alegreya Sans'" style:font-style-name="Regular" style:font-family-generic="swiss" style:font-pitch="variable" fo:font-size="11pt" fo:font-style="normal" style:font-style-asian="italic" style:font-style-complex="italic"/>
    </style:style>
    <style:style style:name="Page_20_Number" style:display-name="Page Number" style:family="text">
      <style:text-properties style:font-name="Alegreya Sans2" fo:font-family="'Alegreya Sans'" style:font-style-name="Bold" style:font-family-generic="swiss" style:font-pitch="variable" fo:font-weight="bold"/>
    </style:style>
    <style:style style:name="Emphasis" style:family="text">
      <style:text-properties style:font-name="Alegreya2" fo:font-family="Alegreya" style:font-style-name="Italic" style:font-pitch="variable" fo:font-size="11pt" fo:font-style="italic" style:font-style-asian="italic" style:font-style-complex="italic"/>
    </style:style>
    <style:style style:name="Definition" style:family="text">
      <style:text-properties style:font-name="Alegreya3" fo:font-family="Alegreya" style:font-style-name="Regular" style:font-pitch="variable" fo:font-size="11pt"/>
    </style:style>
    <style:style style:name="Caption_20_characters" style:display-name="Caption characters" style:family="text">
      <style:text-properties style:font-name="Alegreya Sans4" fo:font-family="'Alegreya Sans'" style:font-style-name="Regular" style:font-family-generic="swiss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style style:name="SRD5.1" style:family="table-cell">
      <style:table-cell-properties fo:border-bottom="0.74pt solid #deb887" fo:padding="0.0752in" fo:padding-left="0.0752in" fo:padding-right="0.0752in" fo:padding-top="0in" fo:padding-bottom="0in" style:vertical-align="bottom" style:writing-mode="lr-tb"/>
      <style:paragraph-properties fo:text-align="center"/>
      <style:text-properties style:use-window-font-color="true" fo:font-weight="bold" style:font-name="Alegreya Sans" fo:font-family="'Alegreya Sans'" style:font-family-generic="swiss" style:font-name-asian="Cambria" style:font-family-asian="Cambria" style:font-name-complex="" style:font-family-complex=""/>
    </style:style>
    <style:style style:name="SRD5.2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3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4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5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6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7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8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9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10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11" style:family="table-cell">
      <style:table-cell-properties fo:border-bottom="0.74pt solid #deb887" fo:padding="0.0752in" fo:padding-left="0.0752in" fo:padding-right="0.0752in" fo:padding-top="0in" fo:padding-bottom="0in" style:vertical-align="bottom" style:writing-mode="lr-tb"/>
      <style:paragraph-properties fo:text-align="center"/>
      <style:text-properties style:use-window-font-color="true" fo:font-weight="bold" style:font-name="Alegreya Sans" fo:font-family="'Alegreya Sans'" style:font-family-generic="swiss" style:font-name-asian="Cambria" style:font-family-asian="Cambria" style:font-name-complex="" style:font-family-complex=""/>
    </style:style>
    <style:style style:name="SRD5.12" style:family="table-cell">
      <style:table-cell-properties fo:border-bottom="0.74pt solid #deb887" fo:padding="0.0752in" fo:padding-left="0.0752in" fo:padding-right="0.0752in" fo:padding-top="0in" fo:padding-bottom="0in" style:vertical-align="bottom" style:writing-mode="lr-tb"/>
      <style:paragraph-properties fo:text-align="center"/>
      <style:text-properties style:use-window-font-color="true" fo:font-weight="bold" style:font-name="Alegreya Sans" fo:font-family="'Alegreya Sans'" style:font-family-generic="swiss" style:font-name-asian="Cambria" style:font-family-asian="Cambria" style:font-name-complex="" style:font-family-complex=""/>
    </style:style>
    <style:style style:name="SRD5.13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14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style:style style:name="SRD5.15" style:family="table-cell">
      <style:table-cell-properties fo:border-bottom="0.74pt solid #deb887" fo:padding="0.0752in" fo:padding-left="0.0752in" fo:padding-right="0.0752in" fo:padding-top="0in" fo:padding-bottom="0in" style:vertical-align="bottom" style:writing-mode="lr-tb"/>
      <style:paragraph-properties fo:text-align="center"/>
      <style:text-properties style:use-window-font-color="true" fo:font-weight="bold" style:font-name="Alegreya Sans" fo:font-family="'Alegreya Sans'" style:font-family-generic="swiss" style:font-name-asian="Cambria" style:font-family-asian="Cambria" style:font-name-complex="" style:font-family-complex=""/>
    </style:style>
    <style:style style:name="SRD5.16" style:family="table-cell">
      <style:table-cell-properties fo:padding="0.0752in" fo:padding-left="0.0752in" fo:padding-right="0.0752in" fo:padding-top="0in" fo:padding-bottom="0in" style:writing-mode="lr-tb"/>
      <style:paragraph-properties fo:text-align="center"/>
      <style:text-properties style:use-window-font-color="true" style:font-name="Alegreya Sans" fo:font-family="'Alegreya Sans'" style:font-family-generic="swiss" style:font-name-asian="Cambria" style:font-family-asian="Cambria" style:font-name-complex="" style:font-family-complex=""/>
    </style:style>
    <table:table-template table:name="SRD5" table:first-row-end-column="row" table:first-row-start-column="row" table:last-row-end-column="row" table:last-row-start-column="row">
      <table:first-row table:style-name="SRD5.1"/>
      <table:last-row table:style-name="SRD5.2"/>
      <table:first-column table:style-name="SRD5.3"/>
      <table:last-column table:style-name="SRD5.4"/>
      <table:body table:style-name="SRD5.9"/>
      <table:even-rows table:style-name="SRD5.5"/>
      <table:odd-rows table:style-name="SRD5.6"/>
      <table:even-columns table:style-name="SRD5.7"/>
      <table:odd-columns table:style-name="SRD5.8"/>
      <table:background table:style-name="SRD5.10"/>
      <loext:first-row-even-column table:style-name="SRD5.15"/>
      <loext:last-row-even-column table:style-name="SRD5.16"/>
      <loext:first-row-end-column table:style-name="SRD5.12"/>
      <loext:first-row-start-column table:style-name="SRD5.11"/>
      <loext:last-row-end-column table:style-name="SRD5.14"/>
      <loext:last-row-start-column table:style-name="SRD5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27T05:22:50</meta:creation-date>
    <meta:initial-creator>Author</meta:initial-creator>
    <dc:language>en-US</dc:language>
    <dc:date>2023-02-04T21:47:50.267701358</dc:date>
    <meta:editing-cycles>3</meta:editing-cycles>
    <dc:title>Title</dc:title>
    <meta:editing-duration>PT51M30S</meta:editing-duration>
    <meta:generator>LibreOffice/7.4.5.1$Linux_X86_64 LibreOffice_project/40$Build-1</meta:generator>
    <meta:document-statistic meta:table-count="1" meta:image-count="0" meta:object-count="0" meta:page-count="2" meta:paragraph-count="30" meta:word-count="55" meta:character-count="372" meta:non-whitespace-character-count="283"/>
    <meta:user-defined meta:name="AppVersion">15.0000</meta:user-defined>
    <meta:template xlink:type="simple" xlink:actuate="onRequest" xlink:title="Normal.dotm" xlink:href=""/>
  </office:meta>
</office:document-meta>
</file>